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textarea-horizontal-align="justify" draw:textarea-vertical-align="middle" draw:auto-grow-height="false" fo:min-height="0.598cm" fo:min-width="2.075cm"/>
    </style:style>
    <style:style style:name="gr2" style:family="graphic" style:parent-style-name="standard">
      <style:graphic-properties draw:textarea-horizontal-align="justify" draw:textarea-vertical-align="middle" draw:auto-grow-height="false" fo:min-height="0.598cm" fo:min-width="2.077cm"/>
    </style:style>
    <style:style style:name="gr3" style:family="graphic" style:parent-style-name="standard">
      <style:graphic-properties draw:textarea-horizontal-align="justify" draw:textarea-vertical-align="middle" draw:auto-grow-height="false" fo:min-height="0.598cm" fo:min-width="2.078cm"/>
    </style:style>
    <style:style style:name="gr4" style:family="graphic" style:parent-style-name="standard">
      <style:graphic-properties draw:textarea-horizontal-align="justify" draw:textarea-vertical-align="middle" draw:auto-grow-height="false" fo:min-height="0.601cm" fo:min-width="2.076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755cm" fo:min-width="1.50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754cm" fo:min-width="1.505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1.27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7cm" fo:min-width="3.806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32cm" fo:min-width="1.156cm"/>
    </style:style>
    <style:style style:name="gr12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3" style:family="graphic" style:parent-style-name="standard">
      <style:graphic-properties draw:textarea-horizontal-align="justify" draw:textarea-vertical-align="middle" draw:auto-grow-height="false" fo:min-height="1.729cm" fo:min-width="1.15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4.47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599cm" fo:min-width="2.076cm"/>
    </style:style>
    <style:style style:name="gr16" style:family="graphic" style:parent-style-name="standard">
      <style:graphic-properties draw:textarea-horizontal-align="justify" draw:textarea-vertical-align="middle" draw:auto-grow-height="false" fo:min-height="0.596cm" fo:min-width="2.0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1cm" fo:min-width="0.5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1.32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1.32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1cm" fo:min-width="1.32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18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01cm" fo:min-width="1.32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1.32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cm" fo:min-width="1.326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032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0.03cm" fo:min-width="0cm"/>
    </style:style>
    <style:style style:name="gr27" style:family="graphic" style:parent-style-name="standard">
      <style:graphic-properties draw:textarea-horizontal-align="justify" draw:textarea-vertical-align="middle" draw:auto-grow-height="false" fo:min-height="0.03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cm" fo:min-width="0.693cm"/>
      <style:paragraph-properties style:writing-mode="lr-tb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draw:fill="none" fo:min-height="1.08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9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7" style:family="graphic">
      <style:graphic-properties style:protect="size"/>
    </style:style>
    <style:style style:name="pr1" style:family="presentation" style:parent-style-name="Title_20__2b_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font-size="18pt" fo:language="en" fo:country="GB"/>
    </style:style>
    <style:style style:name="P3" style:family="paragraph">
      <loext:graphic-properties draw:fill="none"/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loext:graphic-properties draw:fill="none" draw:fill-color="#ffffff"/>
      <style:paragraph-properties style:writing-mode="lr-tb"/>
      <style:text-properties fo:color="#ffffff" fo:background-color="#ffffff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/>
    </style:style>
    <style:style style:name="T6" style:family="text">
      <style:text-properties style:text-position="-33% 58%" fo:font-size="18pt"/>
    </style:style>
    <style:style style:name="T7" style:family="text">
      <style:text-properties fo:color="#ffffff" fo:background-color="#ffffff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575cm" svg:height="0.848cm" svg:x="8.152cm" svg:y="2.57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2.577cm" svg:height="0.848cm" svg:x="15.535cm" svg:y="2.5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575cm" svg:height="0.848cm" svg:x="8.152cm" svg:y="8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.578cm" svg:height="0.848cm" svg:x="15.689cm" svg:y="8.57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2.576cm" svg:height="0.851cm" draw:transform="rotate (1.5707963267949) translate (12.868cm 7.215cm)">
          <text:p/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152cm" svg:y1="3.001cm" svg:x2="5.607cm" svg:y2="4.642cm" draw:start-shape="id1" draw:start-glue-point="3" draw:end-shape="id2" draw:end-glue-point="4" svg:d="M8152 3001h-2545v1641" svg:viewBox="0 0 2546 1642">
          <text:p/>
        </draw:connector>
        <draw:connector draw:style-name="gr5" draw:text-style-name="P1" draw:layer="layout" svg:x1="5.607cm" svg:y1="7.477cm" svg:x2="8.152cm" svg:y2="9cm" draw:start-shape="id2" draw:start-glue-point="8" draw:end-shape="id3" draw:end-glue-point="3" svg:d="M5607 7477v1523h2545" svg:viewBox="0 0 2546 1524">
          <text:p/>
        </draw:connector>
        <draw:connector draw:style-name="gr5" draw:text-style-name="P1" draw:layer="layout" svg:x1="20.289cm" svg:y1="13.511cm" svg:x2="13.28cm" svg:y2="14.177cm" draw:start-shape="id4" draw:start-glue-point="2" draw:end-shape="id5" draw:end-glue-point="6" svg:d="M20289 13511v1167h-7009v-501" svg:viewBox="0 0 7010 1168">
          <text:p/>
        </draw:connector>
        <draw:connector draw:style-name="gr5" draw:text-style-name="P1" draw:layer="layout" svg:x1="10.727cm" svg:y1="9cm" svg:x2="15.689cm" svg:y2="9cm" draw:start-shape="id3" draw:start-glue-point="1" draw:end-shape="id6" draw:end-glue-point="3" svg:d="M10727 9000h4962" svg:viewBox="0 0 4963 1">
          <text:p/>
        </draw:connector>
        <draw:connector draw:style-name="gr5" draw:text-style-name="P1" draw:layer="layout" svg:x1="13.293cm" svg:y1="7.215cm" svg:x2="15.689cm" svg:y2="9cm" draw:start-shape="id7" draw:start-glue-point="3" draw:end-shape="id6" draw:end-glue-point="3" svg:d="M13293 7215v1785h2396" svg:viewBox="0 0 2397 1786">
          <text:p/>
        </draw:connector>
        <draw:connector draw:style-name="gr5" draw:text-style-name="P1" draw:layer="layout" svg:x1="15.535cm" svg:y1="3.001cm" svg:x2="13.293cm" svg:y2="4.639cm" draw:start-shape="id8" draw:start-glue-point="3" draw:end-shape="id7" draw:end-glue-point="1" svg:d="M15535 3001h-2242v1638" svg:viewBox="0 0 2243 1639">
          <text:p/>
        </draw:connector>
        <draw:custom-shape draw:style-name="gr6" draw:text-style-name="P2" xml:id="id2" draw:id="id2" draw:layer="layout" svg:width="2.832cm" svg:height="2.835cm" svg:x="4.191cm" svg:y="4.642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7" draw:text-style-name="P1" draw:layer="layout" svg:width="2.833cm" svg:height="2.832cm" svg:x="18.873cm" svg:y="10.679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3" draw:layer="layout" svg:x1="20.29cm" svg:y1="13.048cm" svg:x2="20.29cm" svg:y2="11.102cm">
            <text:p/>
          </draw:line>
        </draw:g>
        <draw:frame draw:style-name="gr9" draw:text-style-name="P4" draw:layer="layout" svg:width="1.772cm" svg:height="1.75cm" svg:x="2.965cm" svg:y="5.127cm">
          <draw:text-box>
            <text:p><text:span text:style-name="T1">V</text:span><text:span text:style-name="T2">a</text:span></text:p>
          </draw:text-box>
        </draw:frame>
        <draw:frame draw:style-name="gr10" draw:text-style-name="P4" draw:layer="layout" svg:width="4.306cm" svg:height="1.577cm" svg:x="20.733cm" svg:y="7.233cm">
          <draw:text-box>
            <text:p><text:span text:style-name="T1">I</text:span><text:span text:style-name="T2">b</text:span><text:span text:style-name="T1"> = K</text:span><text:span text:style-name="T2">b</text:span><text:span text:style-name="T1"> V</text:span><text:span text:style-name="T2">b</text:span></text:p>
          </draw:text-box>
        </draw:frame>
        <draw:g xml:id="id9" draw:id="id9">
          <draw:custom-shape draw:style-name="gr11" draw:text-style-name="P1" draw:layer="layout" svg:width="3.312cm" svg:height="3.962cm" svg:x="18.613cm" svg:y="4.00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2" draw:text-style-name="P3" draw:layer="layout" svg:x1="20.265cm" svg:y1="5.159cm" svg:x2="20.265cm" svg:y2="7.105cm">
            <text:p/>
          </draw:line>
        </draw:g>
        <draw:custom-shape draw:style-name="gr13" draw:text-style-name="P2" xml:id="id5" draw:id="id5" draw:layer="layout" svg:width="3.313cm" svg:height="3.957cm" svg:x="11.623cm" svg:y="10.22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4" draw:text-style-name="P4" draw:layer="layout" svg:width="4.977cm" svg:height="1.75cm" svg:x="13.896cm" svg:y="13.511cm">
          <draw:text-box>
            <text:p><text:span text:style-name="T3">V</text:span><text:span text:style-name="T4">c</text:span><text:span text:style-name="T3"> = K</text:span><text:span text:style-name="T4">c</text:span><text:span text:style-name="T3"> I</text:span><text:span text:style-name="T4">c</text:span><text:span text:style-name="T1"> </text:span></text:p>
          </draw:text-box>
        </draw:frame>
        <draw:connector draw:style-name="gr5" draw:text-style-name="P5" draw:layer="layout" svg:x1="10.727cm" svg:y1="9cm" svg:x2="13.28cm" svg:y2="10.22cm" draw:start-shape="id3" draw:start-glue-point="1" draw:end-shape="id5" draw:end-glue-point="4" svg:d="M10727 9000h2553v1220" svg:viewBox="0 0 2554 1221">
          <text:p/>
        </draw:connector>
        <draw:connector draw:style-name="gr5" draw:text-style-name="P5" draw:layer="layout" svg:x1="10.727cm" svg:y1="3.001cm" svg:x2="13.293cm" svg:y2="4.639cm" draw:start-shape="id1" draw:start-glue-point="1" draw:end-shape="id7" draw:end-glue-point="1" svg:d="M10727 3001h2566v1638" svg:viewBox="0 0 2567 1639">
          <text:p/>
        </draw:connector>
        <draw:connector draw:style-name="gr5" draw:text-style-name="P5" draw:layer="layout" svg:x1="18.267cm" svg:y1="9cm" svg:x2="20.289cm" svg:y2="10.679cm" draw:start-shape="id6" draw:start-glue-point="1" draw:end-shape="id4" draw:end-glue-point="0" svg:d="M18267 9000h2022v1679" svg:viewBox="0 0 2023 1680">
          <text:p/>
        </draw:connector>
        <draw:connector draw:style-name="gr5" draw:text-style-name="P5" draw:layer="layout" svg:x1="18.112cm" svg:y1="3.001cm" svg:x2="20.269cm" svg:y2="4.008cm" draw:start-shape="id8" draw:start-glue-point="1" draw:end-shape="id9" draw:end-glue-point="0" svg:d="M18112 3001h2157v1007" svg:viewBox="0 0 2158 1008">
          <text:p/>
        </draw:connector>
        <draw:connector draw:style-name="gr5" draw:text-style-name="P5" draw:layer="layout" svg:x1="20.269cm" svg:y1="7.97cm" svg:x2="20.289cm" svg:y2="10.679cm" draw:start-shape="id9" draw:start-glue-point="2" draw:end-shape="id4" draw:end-glue-point="0" svg:d="M20269 7970v1355h20v1354" svg:viewBox="0 0 21 2710">
          <text:p/>
        </draw:connector>
        <draw:custom-shape draw:style-name="gr15" draw:text-style-name="P1" xml:id="id10" draw:id="id10" draw:layer="layout" svg:width="2.576cm" svg:height="0.849cm" svg:x="8.15cm" svg:y="14.88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xml:id="id11" draw:id="id11" draw:layer="layout" svg:width="2.576cm" svg:height="0.846cm" draw:transform="rotate (1.5707963267949) translate (5.179cm 13.368cm)">
          <text:p/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0.726cm" svg:y1="15.306cm" svg:x2="13.28cm" svg:y2="14.177cm" draw:start-shape="id10" draw:start-glue-point="1" draw:end-shape="id5" draw:end-glue-point="6" svg:d="M10726 15306h2554v-1129" svg:viewBox="0 0 2555 1130">
          <text:p/>
        </draw:connector>
        <draw:connector draw:style-name="gr5" draw:text-style-name="P5" draw:layer="layout" svg:x1="5.602cm" svg:y1="10.792cm" svg:x2="8.152cm" svg:y2="9cm" draw:start-shape="id11" draw:start-glue-point="1" draw:end-shape="id3" draw:end-glue-point="3" svg:d="M5602 10792v-1792h2550" svg:viewBox="0 0 2551 1793">
          <text:p/>
        </draw:connector>
        <draw:connector draw:style-name="gr5" draw:text-style-name="P5" draw:layer="layout" svg:x1="5.602cm" svg:y1="13.368cm" svg:x2="8.15cm" svg:y2="15.306cm" draw:start-shape="id11" draw:start-glue-point="3" draw:end-shape="id10" draw:end-glue-point="3" svg:d="M5602 13368v1938h2548" svg:viewBox="0 0 2549 1939">
          <text:p/>
        </draw:connector>
        <draw:frame draw:style-name="gr17" draw:text-style-name="P4" draw:layer="layout" svg:width="1.01cm" svg:height="1.751cm" svg:x="21.706cm" svg:y="12.582cm">
          <draw:text-box>
            <text:p><text:span text:style-name="T1">I</text:span><text:span text:style-name="T2">d</text:span></text:p>
          </draw:text-box>
        </draw:frame>
        <draw:frame draw:style-name="gr18" draw:text-style-name="P6" draw:layer="layout" svg:width="1.825cm" svg:height="1.75cm" svg:x="8.717cm" svg:y="3.425cm">
          <draw:text-box>
            <text:p><text:span text:style-name="T5">R</text:span><text:span text:style-name="T6">1</text:span></text:p>
          </draw:text-box>
        </draw:frame>
        <draw:frame draw:style-name="gr19" draw:text-style-name="P6" draw:layer="layout" svg:width="1.824cm" svg:height="1.47cm" svg:x="8.942cm" svg:y="13.872cm">
          <draw:text-box>
            <text:p><text:span text:style-name="T5">R</text:span><text:span text:style-name="T6">7</text:span></text:p>
          </draw:text-box>
        </draw:frame>
        <draw:frame draw:style-name="gr20" draw:text-style-name="P6" draw:layer="layout" svg:width="1.825cm" svg:height="1.751cm" svg:x="16.172cm" svg:y="9.424cm">
          <draw:text-box>
            <text:p><text:span text:style-name="T5">R</text:span><text:span text:style-name="T6">5</text:span></text:p>
          </draw:text-box>
        </draw:frame>
        <draw:frame draw:style-name="gr21" draw:text-style-name="P6" draw:layer="layout" svg:width="1.789cm" svg:height="2.868cm" svg:x="8.608cm" svg:y="9.424cm">
          <draw:text-box>
            <text:p><text:span text:style-name="T5">R</text:span><text:span text:style-name="T6">4</text:span></text:p>
          </draw:text-box>
        </draw:frame>
        <draw:frame draw:style-name="gr22" draw:text-style-name="P6" draw:layer="layout" svg:width="1.826cm" svg:height="1.751cm" svg:x="13.863cm" svg:y="5.464cm">
          <draw:text-box>
            <text:p><text:span text:style-name="T5">R</text:span><text:span text:style-name="T6">3</text:span></text:p>
          </draw:text-box>
        </draw:frame>
        <draw:frame draw:style-name="gr23" draw:text-style-name="P6" draw:layer="layout" svg:width="1.824cm" svg:height="1.75cm" svg:x="16.029cm" svg:y="3.425cm">
          <draw:text-box>
            <text:p><text:span text:style-name="T5">R</text:span><text:span text:style-name="T6">2</text:span></text:p>
          </draw:text-box>
        </draw:frame>
        <draw:frame draw:style-name="gr24" draw:text-style-name="P6" draw:layer="layout" svg:width="1.826cm" svg:height="1.75cm" svg:x="3.918cm" svg:y="11.169cm">
          <draw:text-box>
            <text:p><text:span text:style-name="T5">R</text:span><text:span text:style-name="T6">6</text:span></text:p>
          </draw:text-box>
        </draw:frame>
        <draw:custom-shape draw:style-name="gr25" draw:text-style-name="P5" draw:layer="layout" svg:width="0.361cm" svg:height="0.398cm" svg:x="13.086cm" svg:y="8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0.359cm" svg:height="0.396cm" svg:x="20.011cm" svg:y="8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0.361cm" svg:height="0.397cm" svg:x="13.087cm" svg:y="1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draw:layer="layout" svg:width="0.361cm" svg:height="0.397cm" svg:x="13.087cm" svg:y="2.8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0.358cm" svg:height="0.396cm" svg:x="5.399cm" svg:y="8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" draw:layer="layout" svg:width="1.193cm" svg:height="2.536cm" svg:x="11.675cm" svg:y="4.639cm">
          <draw:text-box draw:corner-radius="2.044cm">
            <text:p><text:span text:style-name="T5">+</text:span></text:p>
            <text:p><text:span text:style-name="T5">V</text:span><text:span text:style-name="T6">b</text:span></text:p>
            <text:p><text:span text:style-name="T5">-</text:span></text:p>
          </draw:text-box>
        </draw:frame>
        <draw:line draw:style-name="gr29" draw:text-style-name="P7" draw:layer="layout" svg:x1="6.592cm" svg:y1="10.793cm" svg:x2="6.592cm" svg:y2="13.696cm">
          <text:p/>
        </draw:line>
        <draw:frame draw:style-name="gr30" draw:text-style-name="P8" draw:layer="layout" svg:width="1.332cm" svg:height="1.338cm" svg:x="6.592cm" svg:y="11.176cm">
          <draw:text-box>
            <text:p><text:span text:style-name="T3">I</text:span><text:span text:style-name="T4">c</text:span></text:p>
          </draw:text-box>
        </draw:frame>
        <draw:frame draw:style-name="gr31" draw:text-style-name="P9" draw:layer="layout" svg:width="22.506cm" svg:height="0.962cm" svg:x="1.478cm" svg:y="17.799cm">
          <draw:text-box>
            <text:p><text:span text:style-name="T7">88888888888888888888888888888888888888888888888888888888888888</text:span></text:p>
          </draw:text-box>
        </draw:frame>
        <draw:frame draw:style-name="gr31" draw:text-style-name="P10" draw:layer="layout" svg:width="1.323cm" svg:height="0.962cm" svg:x="4.822cm" svg:y="2.039cm">
          <draw:text-box>
            <text:p>N3</text:p>
          </draw:text-box>
        </draw:frame>
        <draw:frame draw:style-name="gr31" draw:text-style-name="P10" draw:layer="layout" svg:width="1.366cm" svg:height="0.962cm" svg:x="12.461cm" svg:y="1.92cm">
          <draw:text-box>
            <text:p>N2</text:p>
          </draw:text-box>
        </draw:frame>
        <draw:frame draw:style-name="gr31" draw:text-style-name="P10" draw:layer="layout" svg:width="1.408cm" svg:height="0.962cm" svg:x="20.185cm" svg:y="2.262cm">
          <draw:text-box>
            <text:p>N1</text:p>
          </draw:text-box>
        </draw:frame>
        <draw:frame draw:style-name="gr32" draw:text-style-name="P10" draw:layer="layout" svg:width="1.51cm" svg:height="1.041cm" svg:x="13.896cm" svg:y="15.261cm">
          <draw:text-box>
            <text:p>N8</text:p>
          </draw:text-box>
        </draw:frame>
        <draw:frame draw:style-name="gr33" draw:text-style-name="P10" draw:layer="layout" svg:width="1.788cm" svg:height="1.303cm" svg:x="13.49cm" svg:y="8.066cm">
          <draw:text-box>
            <text:p>N4</text:p>
          </draw:text-box>
        </draw:frame>
        <draw:frame draw:style-name="gr34" draw:text-style-name="P10" draw:layer="layout" svg:width="3.009cm" svg:height="1.238cm" svg:x="2.39cm" svg:y="8.492cm">
          <draw:text-box>
            <text:p>GND (0)</text:p>
          </draw:text-box>
        </draw:frame>
        <draw:frame draw:style-name="gr31" draw:text-style-name="P10" draw:layer="layout" svg:width="1.878cm" svg:height="0.962cm" svg:x="20.74cm" svg:y="9.047cm">
          <draw:text-box>
            <text:p>N5</text:p>
          </draw:text-box>
        </draw:frame>
        <draw:frame draw:style-name="gr35" draw:text-style-name="P10" draw:layer="layout" svg:width="1.494cm" svg:height="1.673cm" svg:x="4.108cm" svg:y="14.637cm">
          <draw:text-box>
            <text:p>N6 </text:p>
            <text:p>N7</text:p>
          </draw:text-box>
        </draw:frame>
        <draw:frame draw:style-name="gr35" draw:text-style-name="P11" draw:layer="layout" svg:width="2.262cm" svg:height="1.673cm" svg:x="21.423cm" svg:y="6.297cm">
          <draw:text-box>
            <text:p>G<text:span text:style-name="T8">1</text:span></text:p>
          </draw:text-box>
        </draw:frame>
        <draw:frame draw:style-name="gr36" draw:text-style-name="P11" draw:layer="layout" svg:width="2.006cm" svg:height="0.962cm" svg:x="14.254cm" svg:y="12.549cm">
          <draw:text-box>
            <text:p>H<text:span text:style-name="T8">1</text:span></text:p>
          </draw:text-box>
        </draw:frame>
        <presentation:notes draw:style-name="dp2">
          <draw:page-thumbnail draw:style-name="gr37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1">21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1">21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87</meta:editing-cycles>
    <meta:creation-date>2014-07-21T10:31:21</meta:creation-date>
    <dc:date>2021-03-21T15:26:57.640032827</dc:date>
    <meta:editing-duration>P1DT2H44M32S</meta:editing-duration>
    <meta:generator>LibreOffice/6.4.6.2$Linux_X86_64 LibreOffice_project/40$Build-2</meta:generator>
    <meta:document-statistic meta:object-count="93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